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e5c" officeooo:paragraph-rsid="00005e5c"/>
    </style:style>
    <style:style style:name="P2" style:family="paragraph" style:parent-style-name="Standard">
      <style:paragraph-properties fo:text-align="center" style:justify-single-word="false"/>
      <style:text-properties fo:font-size="36pt" officeooo:rsid="00005e5c" officeooo:paragraph-rsid="00005e5c" style:font-size-asian="36pt" style:font-size-complex="36pt"/>
    </style:style>
    <style:style style:name="P3" style:family="paragraph" style:parent-style-name="Text_20_body">
      <style:text-properties officeooo:rsid="0001f3c6" officeooo:paragraph-rsid="0001f3c6"/>
    </style:style>
    <style:style style:name="P4" style:family="paragraph" style:parent-style-name="Text_20_body">
      <style:text-properties officeooo:rsid="000313e0" officeooo:paragraph-rsid="000313e0"/>
    </style:style>
    <style:style style:name="P5" style:family="paragraph" style:parent-style-name="Standard" style:list-style-name="L5">
      <style:text-properties officeooo:rsid="000e517f"/>
    </style:style>
    <style:style style:name="P6" style:family="paragraph" style:parent-style-name="Standard" style:list-style-name="L5">
      <style:text-properties officeooo:rsid="000fb8bd" officeooo:paragraph-rsid="000fb8bd"/>
    </style:style>
    <style:style style:name="P7" style:family="paragraph" style:parent-style-name="Standard" style:list-style-name="L5">
      <style:text-properties officeooo:rsid="00116e07" officeooo:paragraph-rsid="00116e07"/>
    </style:style>
    <style:style style:name="P8" style:family="paragraph" style:parent-style-name="Standard" style:list-style-name="L5">
      <style:text-properties officeooo:rsid="00116e07" officeooo:paragraph-rsid="0011dedd"/>
    </style:style>
    <style:style style:name="P9" style:family="paragraph" style:parent-style-name="Standard" style:list-style-name="L5">
      <style:text-properties officeooo:rsid="0013407c" officeooo:paragraph-rsid="0013407c"/>
    </style:style>
    <style:style style:name="P10" style:family="paragraph" style:parent-style-name="Heading_20_1">
      <style:text-properties officeooo:rsid="00041728" officeooo:paragraph-rsid="00041728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ext_20_body" style:list-style-name="L1">
      <style:text-properties officeooo:rsid="00005e5c" officeooo:paragraph-rsid="00005e5c"/>
    </style:style>
    <style:style style:name="P13" style:family="paragraph" style:parent-style-name="Text_20_body" style:list-style-name="L1">
      <style:text-properties officeooo:rsid="0001f3c6" officeooo:paragraph-rsid="0001f3c6"/>
    </style:style>
    <style:style style:name="P14" style:family="paragraph" style:parent-style-name="Text_20_body" style:list-style-name="L2">
      <style:text-properties officeooo:rsid="000313e0" officeooo:paragraph-rsid="000313e0"/>
    </style:style>
    <style:style style:name="P15" style:family="paragraph" style:parent-style-name="Text_20_body" style:list-style-name="L3">
      <style:text-properties officeooo:rsid="000313e0" officeooo:paragraph-rsid="000313e0"/>
    </style:style>
    <style:style style:name="P16" style:family="paragraph" style:parent-style-name="Text_20_body" style:list-style-name="L4">
      <style:text-properties officeooo:rsid="00041728" officeooo:paragraph-rsid="00041728"/>
    </style:style>
    <style:style style:name="P17" style:family="paragraph" style:parent-style-name="Text_20_body" style:list-style-name="L4">
      <style:text-properties officeooo:rsid="00063707" officeooo:paragraph-rsid="00063707"/>
    </style:style>
    <style:style style:name="P18" style:family="paragraph" style:parent-style-name="Text_20_body" style:list-style-name="L4">
      <style:text-properties officeooo:rsid="00079d57" officeooo:paragraph-rsid="00079d57"/>
    </style:style>
    <style:style style:name="P19" style:family="paragraph" style:parent-style-name="Text_20_body">
      <style:text-properties officeooo:rsid="0009886b" officeooo:paragraph-rsid="0009886b"/>
    </style:style>
    <style:style style:name="P20" style:family="paragraph" style:parent-style-name="Text_20_body" style:list-style-name="L4">
      <style:text-properties officeooo:rsid="000a0b59" officeooo:paragraph-rsid="000a0b59"/>
    </style:style>
    <style:style style:name="P21" style:family="paragraph" style:parent-style-name="Text_20_body" style:list-style-name="L4">
      <style:text-properties officeooo:rsid="000be74f" officeooo:paragraph-rsid="000be74f"/>
    </style:style>
    <style:style style:name="P22" style:family="paragraph" style:parent-style-name="Text_20_body" style:list-style-name="L4">
      <style:text-properties officeooo:rsid="000d5ace" officeooo:paragraph-rsid="000d5ace"/>
    </style:style>
    <style:style style:name="P23" style:family="paragraph" style:parent-style-name="Text_20_body" style:list-style-name="L5">
      <style:text-properties officeooo:rsid="000e517f" officeooo:paragraph-rsid="000e517f"/>
    </style:style>
    <style:style style:name="P24" style:family="paragraph" style:parent-style-name="Text_20_body">
      <style:text-properties officeooo:rsid="000e517f" officeooo:paragraph-rsid="000e517f"/>
    </style:style>
    <style:style style:name="P25" style:family="paragraph" style:parent-style-name="Text_20_body" style:list-style-name="L4">
      <style:text-properties officeooo:rsid="00116e07" officeooo:paragraph-rsid="00116e07"/>
    </style:style>
    <style:style style:name="P26" style:family="paragraph" style:parent-style-name="Text_20_body" style:list-style-name="L5">
      <style:text-properties officeooo:rsid="00116e07" officeooo:paragraph-rsid="00116e07"/>
    </style:style>
    <style:style style:name="P27" style:family="paragraph" style:parent-style-name="Text_20_body" style:list-style-name="L5">
      <style:text-properties officeooo:rsid="0013407c" officeooo:paragraph-rsid="0013407c"/>
    </style:style>
    <style:style style:name="T1" style:family="text">
      <style:text-properties officeooo:rsid="000313e0"/>
    </style:style>
    <style:style style:name="T2" style:family="text">
      <style:text-properties fo:language="de" fo:country="DE"/>
    </style:style>
    <style:style style:name="T3" style:family="text">
      <style:text-properties style:text-position="0% 100%"/>
    </style:style>
    <style:style style:name="T4" style:family="text">
      <style:text-properties officeooo:rsid="00041728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fb8bd"/>
    </style:style>
    <style:style style:name="T7" style:family="text">
      <style:text-properties style:font-name="Liberation Serif" officeooo:rsid="00116e07"/>
    </style:style>
    <style:style style:name="T8" style:family="text">
      <style:text-properties style:font-name="Liberation Serif" officeooo:rsid="0011b828"/>
    </style:style>
    <style:style style:name="T9" style:family="text">
      <style:text-properties style:font-name="Liberation Serif" officeooo:rsid="0011dedd"/>
    </style:style>
    <style:style style:name="T10" style:family="text">
      <style:text-properties officeooo:rsid="0011b8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BQ-Project</text:p>
      <text:p text:style-name="P1"/>
      <text:list xml:id="list3390529425" text:style-name="Outline">
        <text:list-item>
          <text:h text:style-name="Heading_20_1" text:outline-level="1">Stakeholders</text:h>
        </text:list-item>
      </text:list>
      <text:list xml:id="list3699895812" text:style-name="L1">
        <text:list-item>
          <text:p text:style-name="P12">Sponsor</text:p>
        </text:list-item>
        <text:list-item>
          <text:p text:style-name="P12">Shop owners</text:p>
        </text:list-item>
        <text:list-item>
          <text:p text:style-name="P12">Participants</text:p>
        </text:list-item>
        <text:list-item>
          <text:p text:style-name="P12">Volunteers</text:p>
        </text:list-item>
        <text:list-item>
          <text:p text:style-name="P13">FH-Kiel</text:p>
        </text:list-item>
        <text:list-item>
          <text:p text:style-name="P13">… <text:span text:style-name="T1">(other less important stakeholders)</text:span></text:p>
        </text:list-item>
      </text:list>
      <text:p text:style-name="P3"/>
      <text:p text:style-name="P19"><text:span text:style-name="T3"/></text:p>
      <text:list xml:id="list210026016365352" text:continue-list="list3390529425" text:style-name="Outline">
        <text:list-item>
          <text:h text:style-name="P11" text:outline-level="1">Goals</text:h>
        </text:list-item>
      </text:list>
      <text:list xml:id="list2887226259" text:style-name="L2">
        <text:list-item>
          <text:p text:style-name="P14">Avoid (heavily) injured participants</text:p>
        </text:list-item>
        <text:list-item>
          <text:p text:style-name="P14">Let participants have fun (as far as possible)</text:p>
        </text:list-item>
        <text:list-item>
          <text:p text:style-name="P14">… (more less important goals</text:p>
        </text:list-item>
      </text:list>
      <text:p text:style-name="P4"/>
      <text:list xml:id="list210025244647869" text:continue-list="list210026016365352" text:style-name="Outline">
        <text:list-item>
          <text:h text:style-name="Heading_20_1" text:outline-level="1">Operational Goals</text:h>
        </text:list-item>
      </text:list>
      <text:list xml:id="list4168230940" text:style-name="L3">
        <text:list-item>
          <text:p text:style-name="P15">Execute all assessment plans in the risk related document to mitigate the risk of heavy injuries as far as possible</text:p>
        </text:list-item>
        <text:list-item>
          <text:p text:style-name="P15">Provide all necessary equipment for a BBQ to provide a basis for having fun (as far as possible)</text:p>
        </text:list-item>
        <text:list-item>
          <text:p text:style-name="P15">…</text:p>
        </text:list-item>
      </text:list>
      <text:p text:style-name="P4"/>
      <text:list xml:id="list210026315240548" text:continue-list="list210025244647869" text:style-name="Outline">
        <text:list-item>
          <text:h text:style-name="P10" text:outline-level="1">Material-List</text:h>
        </text:list-item>
      </text:list>
      <text:list xml:id="list1685922519" text:style-name="L4">
        <text:list-item>
          <text:p text:style-name="P16">Equipment</text:p>
          <text:list>
            <text:list-item>
              <text:p text:style-name="P17">Grills</text:p>
            </text:list-item>
            <text:list-item>
              <text:p text:style-name="P17">Coal</text:p>
            </text:list-item>
            <text:list-item>
              <text:p text:style-name="P17">Grill grate (<text:span text:style-name="T2">Grillrost</text:span>)</text:p>
            </text:list-item>
            <text:list-item>
              <text:p text:style-name="P17">Buckets (water)</text:p>
            </text:list-item>
            <text:list-item>
              <text:p text:style-name="P17">Plates (plastic or paper)</text:p>
            </text:list-item>
            <text:list-item>
              <text:p text:style-name="P17">Paper cups</text:p>
            </text:list-item>
            <text:list-item>
              <text:p text:style-name="P18">Spoons (plastic)</text:p>
            </text:list-item>
            <text:list-item>
              <text:p text:style-name="P18">Forks (plastic)</text:p>
            </text:list-item>
            <text:list-item>
              <text:p text:style-name="P18">Knifes (plastic)</text:p>
            </text:list-item>
            <text:list-item>
              <text:p text:style-name="P20">Umbrellas</text:p>
            </text:list-item>
            <text:list-item>
              <text:p text:style-name="P20">Tents</text:p>
            </text:list-item>
            <text:list-item>
              <text:p text:style-name="P25">First-Aid Kit</text:p>
            </text:list-item>
            <text:list-item>
              <text:p text:style-name="P20">...</text:p>
            </text:list-item>
          </text:list>
        </text:list-item>
        <text:list-item>
          <text:p text:style-name="P16">Food</text:p>
          <text:list>
            <text:list-item>
              <text:p text:style-name="P16">Meat</text:p>
              <text:list>
                <text:list-item>
                  <text:p text:style-name="P16">Pork (20%)</text:p>
                </text:list-item>
                <text:list-item>
                  <text:p text:style-name="P16"><text:soft-page-break/>Beef (60%)</text:p>
                </text:list-item>
                <text:list-item>
                  <text:p text:style-name="P16">Sausages (mix 20%)</text:p>
                </text:list-item>
              </text:list>
            </text:list-item>
            <text:list-item>
              <text:p text:style-name="P16">Vegetarian food</text:p>
              <text:list>
                <text:list-item>
                  <text:p text:style-name="P20">Vegetables</text:p>
                  <text:list>
                    <text:list-item>
                      <text:p text:style-name="P20">Paprika</text:p>
                    </text:list-item>
                    <text:list-item>
                      <text:p text:style-name="P20">Courgette (Zucchini)</text:p>
                    </text:list-item>
                    <text:list-item>
                      <text:p text:style-name="P20">Aubergine</text:p>
                    </text:list-item>
                    <text:list-item>
                      <text:p text:style-name="P20">Cucumber</text:p>
                    </text:list-item>
                    <text:list-item>
                      <text:p text:style-name="P20">Field mushroom (Agaricus bisporus) (Champignon)</text:p>
                    </text:list-item>
                    <text:list-item>
                      <text:p text:style-name="P20">Tomatoes</text:p>
                    </text:list-item>
                    <text:list-item>
                      <text:p text:style-name="P20">...</text:p>
                    </text:list-item>
                  </text:list>
                </text:list-item>
                <text:list-item>
                  <text:p text:style-name="P16">Bread</text:p>
                </text:list-item>
                <text:list-item>
                  <text:p text:style-name="P22">Buns</text:p>
                </text:list-item>
                <text:list-item>
                  <text:p text:style-name="P16">Baguette</text:p>
                </text:list-item>
                <text:list-item>
                  <text:p text:style-name="P16">Ketchup</text:p>
                </text:list-item>
                <text:list-item>
                  <text:p text:style-name="P16">BBQ Sauces</text:p>
                </text:list-item>
                <text:list-item>
                  <text:p text:style-name="P16">Butter</text:p>
                </text:list-item>
                <text:list-item>
                  <text:p text:style-name="P16">...</text:p>
                </text:list-item>
              </text:list>
            </text:list-item>
            <text:list-item>
              <text:p text:style-name="P21">Beverages</text:p>
              <text:list>
                <text:list-item>
                  <text:p text:style-name="P16">Orange juice</text:p>
                </text:list-item>
                <text:list-item>
                  <text:p text:style-name="P16">Apple juice</text:p>
                </text:list-item>
                <text:list-item>
                  <text:p text:style-name="P16">Water</text:p>
                </text:list-item>
                <text:list-item>
                  <text:p text:style-name="P16">...</text:p>
                </text:list-item>
              </text:list>
            </text:list-item>
          </text:list>
        </text:list-item>
      </text:list>
      <text:list xml:id="list210027386878575" text:continue-list="list210026315240548" text:style-name="Outline">
        <text:list-item>
          <text:h text:style-name="Heading_20_1" text:outline-level="1">Work Packages</text:h>
        </text:list-item>
      </text:list>
      <text:list xml:id="list3292759858" text:style-name="L5">
        <text:list-item>
          <text:p text:style-name="P23">Planning</text:p>
          <text:list>
            <text:list-item>
              <text:p text:style-name="P23">Prepare the cost calculation</text:p>
            </text:list-item>
            <text:list-item>
              <text:p text:style-name="P26"><text:span text:style-name="T10">Participate</text:span> in the doodle poll</text:p>
            </text:list-item>
            <text:list-item>
              <text:p text:style-name="P27">Organize a suitable location including seats and tables</text:p>
            </text:list-item>
            <text:list-item>
              <text:p text:style-name="P27">...</text:p>
            </text:list-item>
          </text:list>
        </text:list-item>
        <text:list-item>
          <text:p text:style-name="P23">Preparation</text:p>
          <text:list>
            <text:list-item>
              <text:p text:style-name="P23">Fetch all commodities listed in the “Material-List” under the point “Meat”</text:p>
            </text:list-item>
            <text:list-item>
              <text:p text:style-name="P23"><text:soft-page-break/>Fetch all commodities listed in the “Material-List” under the point “Beverages”</text:p>
            </text:list-item>
            <text:list-item>
              <text:p text:style-name="P23">Fetch all commodities listed in the “Material-List” under the point “Vegetables”</text:p>
            </text:list-item>
            <text:list-item>
              <text:p text:style-name="P23">Fetch all commodities listed in the “Material-List” under the point “<text:span text:style-name="T4">Vegetarian food</text:span>” excluding the sub-point “Vegetables”</text:p>
            </text:list-item>
            <text:list-item>
              <text:p text:style-name="P5"><text:span text:style-name="T5">Fetch all commodities listed in the “Material-List” under the point “</text:span><text:span text:style-name="T6">Equipment</text:span><text:span text:style-name="T5">”</text:span></text:p>
              <text:list>
                <text:list-item>
                  <text:p text:style-name="P6"><text:span text:style-name="T5">Fetch grills and grill grates</text:span></text:p>
                </text:list-item>
                <text:list-item>
                  <text:p text:style-name="P6"><text:span text:style-name="T5">Fetch fetch coal</text:span></text:p>
                </text:list-item>
                <text:list-item>
                  <text:p text:style-name="P6"><text:span text:style-name="T5">Fetch </text:span><text:span text:style-name="T7">Buckets to comply to Risk 5</text:span></text:p>
                </text:list-item>
                <text:list-item>
                  <text:p text:style-name="P7"><text:span text:style-name="T5">Fetch plates, spoons, forks</text:span></text:p>
                </text:list-item>
                <text:list-item>
                  <text:p text:style-name="P7"><text:span text:style-name="T5">Fetch tents and / or umbrellas to comply with Risk 0</text:span></text:p>
                </text:list-item>
                <text:list-item>
                  <text:p text:style-name="P7"><text:span text:style-name="T5">Bring a first-aid kit to comply with Risk 4</text:span></text:p>
                </text:list-item>
                <text:list-item>
                  <text:p text:style-name="P7"><text:span text:style-name="T5">...</text:span></text:p>
                </text:list-item>
              </text:list>
            </text:list-item>
            <text:list-item>
              <text:p text:style-name="P7"><text:span text:style-name="T5">...</text:span></text:p>
            </text:list-item>
          </text:list>
        </text:list-item>
        <text:list-item>
          <text:p text:style-name="P7"><text:span text:style-name="T5">Execution</text:span></text:p>
          <text:list>
            <text:list-item>
              <text:p text:style-name="P7"><text:span text:style-name="T5">Take responsibility for providing first aid in cases of injuries</text:span></text:p>
            </text:list-item>
            <text:list-item>
              <text:p text:style-name="P7"><text:span text:style-name="T5">Take responsibility for providing fire extinguishing measures in case of fires <text:tab/>breaking out</text:span></text:p>
            </text:list-item>
            <text:list-item>
              <text:p text:style-name="P7"><text:span text:style-name="T5">Take responsibility for providing umbrellas or tents </text:span><text:span text:style-name="T8">if the weather is rainy</text:span></text:p>
            </text:list-item>
            <text:list-item>
              <text:p text:style-name="P8"><text:span text:style-name="T8">Take responsibility </text:span><text:span text:style-name="T9">to emergency fetch food, if the number of participants exceeds the expectations beyond the safe limits (people starving)</text:span></text:p>
            </text:list-item>
            <text:list-item>
              <text:p text:style-name="P9"><text:span text:style-name="T9">G</text:span><text:span text:style-name="T5">rill requested foods</text:span></text:p>
            </text:list-item>
            <text:list-item>
              <text:p text:style-name="P9"><text:span text:style-name="T5">Arrange tables, seats and food (setup location)</text:span></text:p>
            </text:list-item>
            <text:list-item>
              <text:p text:style-name="P9"><text:span text:style-name="T5">...</text:span></text:p>
            </text:list-item>
          </text:list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bering_20_123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loext:contextual-spacing="false" style:page-number="auto">
        <style:tab-stops/>
      </style:paragraph-properties>
      <style:text-properties fo:font-size="130%" fo:font-weight="bold" style:font-size-asian="130%" style:font-weight-asian="bold" style:font-size-complex="130%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7:58:42.941000000</meta:creation-date>
    <dc:date>2019-05-18T20:58:15.421000000</dc:date>
    <meta:editing-duration>PT1H25M8S</meta:editing-duration>
    <meta:editing-cycles>17</meta:editing-cycles>
    <meta:generator>LibreOffice/6.0.5.2$Windows_X86_64 LibreOffice_project/54c8cbb85f300ac59db32fe8a675ff7683cd5a16</meta:generator>
    <meta:document-statistic meta:table-count="0" meta:image-count="0" meta:object-count="0" meta:page-count="4" meta:paragraph-count="85" meta:word-count="406" meta:character-count="2514" meta:non-whitespace-character-count="2217"/>
  </office:meta>
</office:document-meta>
</file>